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hatch-name="hatch"/>
      <style:paragraph-properties fo:margin-top="0.101cm" fo:margin-bottom="0.101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8a82d" style:font-size-asian="14pt" style:font-size-complex="14pt"/>
    </style:style>
    <style:style style:name="P5" style:family="paragraph" style:parent-style-name="Text_20_body">
      <loext:graphic-properties draw:fill-gradient-name="gradient" draw:fill-hatch-name="hatch"/>
      <style:paragraph-properties fo:margin-top="0.101cm" fo:margin-bottom="0.75cm" style:contextual-spacing="false" fo:line-height="200%"/>
      <style:text-properties fo:font-size="14pt" officeooo:paragraph-rsid="003dea23" style:font-size-asian="14pt" style:font-size-complex="14pt"/>
    </style:style>
    <style:style style:name="P6"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34912d"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style:text-properties fo:font-size="14pt" officeooo:rsid="004926f4" officeooo:paragraph-rsid="004926f4" style:font-size-asian="14pt" style:font-size-complex="14pt"/>
    </style:style>
    <style:style style:name="P11"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12"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13" style:family="paragraph" style:parent-style-name="Text_20_body">
      <loext:graphic-properties draw:fill-hatch-name="hatch"/>
      <style:paragraph-properties fo:margin-top="0.101cm" fo:margin-bottom="0.499cm" style:contextual-spacing="false" fo:line-height="115%"/>
      <style:text-properties officeooo:paragraph-rsid="002e001c"/>
    </style:style>
    <style:style style:name="P14" style:family="paragraph" style:parent-style-name="Text_20_body">
      <loext:graphic-properties draw:fill-hatch-name="hatch"/>
      <style:paragraph-properties fo:margin-top="0.101cm" fo:margin-bottom="0.499cm" style:contextual-spacing="false" fo:line-height="115%" fo:break-before="page"/>
      <style:text-properties officeooo:paragraph-rsid="002e001c"/>
    </style:style>
    <style:style style:name="P15" style:family="paragraph" style:parent-style-name="Text_20_body">
      <loext:graphic-properties draw:fill-hatch-name="hatch"/>
      <style:paragraph-properties fo:margin-top="0.101cm" fo:margin-bottom="0.499cm" style:contextual-spacing="false" fo:line-height="100%"/>
      <style:text-properties officeooo:paragraph-rsid="0048a82d"/>
    </style:style>
    <style:style style:name="P16" style:family="paragraph" style:parent-style-name="Text_20_body">
      <loext:graphic-properties draw:fill-hatch-name="hatch"/>
      <style:paragraph-properties fo:margin-top="0.101cm" fo:margin-bottom="0.499cm" style:contextual-spacing="false" fo:line-height="100%"/>
      <style:text-properties fo:font-style="normal" officeooo:paragraph-rsid="0048a82d" style:font-style-asian="normal" style:font-style-complex="normal"/>
    </style:style>
    <style:style style:name="P17" style:family="paragraph" style:parent-style-name="Text_20_body">
      <loext:graphic-properties draw:fill-gradient-name="gradient" draw:fill-hatch-name="hatch"/>
      <style:paragraph-properties fo:margin-top="0cm" fo:margin-bottom="0.75cm" style:contextual-spacing="false" fo:line-height="200%"/>
      <style:text-properties officeooo:paragraph-rsid="0048a82d"/>
    </style:style>
    <style:style style:name="P18" style:family="paragraph" style:parent-style-name="Text_20_body" style:list-style-name="L1">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19" style:family="paragraph" style:parent-style-name="Text_20_body" style:list-style-name="L1">
      <loext:graphic-properties draw:fill-hatch-name="hatch"/>
      <style:paragraph-properties fo:margin-top="0cm" fo:margin-bottom="0.25cm" style:contextual-spacing="false" fo:line-height="100%"/>
      <style:text-properties fo:font-size="14pt" officeooo:rsid="003dea23" officeooo:paragraph-rsid="003dea23" style:font-size-asian="14pt" style:font-size-complex="14pt"/>
    </style:style>
    <style:style style:name="P20" style:family="paragraph" style:parent-style-name="Text_20_body" style:list-style-name="L1">
      <loext:graphic-properties draw:fill-hatch-name="hatch"/>
      <style:paragraph-properties fo:margin-top="0cm" fo:margin-bottom="1cm" style:contextual-spacing="false" fo:line-height="100%"/>
      <style:text-properties fo:font-size="14pt" officeooo:rsid="0048a82d" officeooo:paragraph-rsid="0048a82d" style:font-size-asian="14pt" style:font-size-complex="14pt"/>
    </style:style>
    <style:style style:name="P21" style:family="paragraph" style:parent-style-name="Text_20_body" style:list-style-name="L2">
      <loext:graphic-properties draw:fill-hatch-name="hatch"/>
      <style:paragraph-properties fo:margin-top="0.101cm" fo:margin-bottom="0.499cm" style:contextual-spacing="false" fo:line-height="115%"/>
      <style:text-properties officeooo:paragraph-rsid="002e001c"/>
    </style:style>
    <style:style style:name="P22" style:family="paragraph" style:parent-style-name="Text_20_body">
      <loext:graphic-properties draw:fill-hatch-name="hatch"/>
      <style:paragraph-properties fo:margin-top="0.101cm" fo:margin-bottom="0.499cm" style:contextual-spacing="false" fo:line-height="100%"/>
      <style:text-properties officeooo:paragraph-rsid="0049a967"/>
    </style:style>
    <style:style style:name="T1" style:family="text">
      <style:text-properties officeooo:rsid="003f303a"/>
    </style:style>
    <style:style style:name="T2" style:family="text">
      <style:text-properties officeooo:rsid="0045ba2a"/>
    </style:style>
    <style:style style:name="T3" style:family="text">
      <style:text-properties officeooo:rsid="001c3ee7"/>
    </style:style>
    <style:style style:name="T4" style:family="text">
      <style:text-properties officeooo:rsid="0025b437"/>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25b437" style:font-weight-asian="bold" style:font-weight-complex="bold"/>
    </style:style>
    <style:style style:name="T8" style:family="text">
      <style:text-properties officeooo:rsid="002c8a67"/>
    </style:style>
    <style:style style:name="T9" style:family="text">
      <style:text-properties officeooo:rsid="002cdea2"/>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weight="bold" officeooo:rsid="0048a82d" style:font-size-asian="14pt" style:font-weight-asian="bold" style:font-size-complex="14pt" style:font-weight-complex="bold"/>
    </style:style>
    <style:style style:name="T13" style:family="text">
      <style:text-properties fo:font-size="14pt" fo:font-weight="bold" officeooo:rsid="0049a967" style:font-size-asian="14pt" style:font-weight-asian="bold" style:font-size-complex="14pt" style:font-weight-complex="bold"/>
    </style:style>
    <style:style style:name="T14" style:family="text">
      <style:text-properties fo:font-size="14pt" fo:font-style="italic" fo:font-weight="normal" officeooo:rsid="0048a82d" style:font-size-asian="14pt" style:font-style-asian="italic" style:font-weight-asian="normal" style:font-size-complex="14pt" style:font-style-complex="italic" style:font-weight-complex="normal"/>
    </style:style>
    <style:style style:name="T15" style:family="text">
      <style:text-properties fo:font-size="14pt" fo:font-style="normal" fo:font-weight="normal" officeooo:rsid="0048a82d" style:font-size-asian="14pt" style:font-style-asian="normal" style:font-weight-asian="normal" style:font-size-complex="14pt" style:font-style-complex="normal" style:font-weight-complex="normal"/>
    </style:style>
    <style:style style:name="T16" style:family="text">
      <style:text-properties fo:font-size="14pt" fo:font-style="normal" fo:font-weight="bold" officeooo:rsid="0048a82d" style:font-size-asian="14pt" style:font-style-asian="normal" style:font-weight-asian="bold" style:font-size-complex="14pt" style:font-style-complex="normal" style:font-weight-complex="bold"/>
    </style:style>
    <style:style style:name="T17" style:family="text">
      <style:text-properties fo:font-size="14pt" fo:font-weight="normal" officeooo:rsid="0048a82d" style:font-size-asian="14pt" style:font-weight-asian="normal" style:font-size-complex="14pt" style:font-weight-complex="normal"/>
    </style:style>
    <style:style style:name="T18" style:family="text">
      <style:text-properties fo:font-size="14pt" fo:font-weight="normal" officeooo:rsid="0049a967" style:font-size-asian="14pt" style:font-weight-asian="normal" style:font-size-complex="14pt" style:font-weight-complex="normal"/>
    </style:style>
    <style:style style:name="T19" style:family="text">
      <style:text-properties officeooo:rsid="0032b6a9"/>
    </style:style>
    <style:style style:name="T20" style:family="text">
      <style:text-properties officeooo:rsid="0035852a"/>
    </style:style>
    <style:style style:name="T21" style:family="text">
      <style:text-properties officeooo:rsid="003a90dc"/>
    </style:style>
    <style:style style:name="T22" style:family="text">
      <style:text-properties officeooo:rsid="003ad9c3"/>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42820b"/>
    </style:style>
    <style:style style:name="T25" style:family="text">
      <style:text-properties officeooo:rsid="002862eb"/>
    </style:style>
    <style:style style:name="T26" style:family="text">
      <style:text-properties officeooo:rsid="0047a450"/>
    </style:style>
    <style:style style:name="T27" style:family="text">
      <style:text-properties officeooo:rsid="0048a82d"/>
    </style:style>
    <style:style style:name="T28" style:family="text">
      <style:text-properties fo:text-transform="uppercase"/>
    </style:style>
    <style:style style:name="T29" style:family="text">
      <style:text-properties officeooo:rsid="004926f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Call to Worship</text:span><text:span text:style-name="T4"> </text:span><text:span text:style-name="T27">Psalm 67:1-2</text:span><text:span text:style-name="T4">/ </text:span>Opening prayer (John A)</text:p>
      <text:p text:style-name="P15"><text:span text:style-name="T12">Praise: </text:span><text:span text:style-name="T14">10,000 Reasons</text:span></text:p>
      <text:p text:style-name="P15"><text:span text:style-name="T16">Bible Reading:</text:span><text:span text:style-name="T14"> </text:span><text:span text:style-name="T15">Jonah 1:17 - 2:10 <text:s/>(Rachel)</text:span></text:p>
      <text:p text:style-name="P16"><text:span text:style-name="T12">Sunday School</text:span><text:span text:style-name="T17"> (Mook L)</text:span></text:p>
      <text:p text:style-name="P16"><text:span text:style-name="T12">Praise:</text:span><text:span text:style-name="T17"> </text:span><text:span text:style-name="T14">Hallelujah For the Cross</text:span></text:p>
      <text:p text:style-name="P22"><text:span text:style-name="T13">Mission Spot: </text:span><text:span text:style-name="T18">Sam &amp; Dhruti Christian (Gaye McK)</text:span></text:p>
      <text:p text:style-name="P22"><text:span text:style-name="T11">Announcements</text:span><text:span text:style-name="T10"> (John A)</text:span></text:p>
      <text:list text:style-name="L1">
        <text:list-item>
          <text:p text:style-name="P18">Morning Tea and fellowship after the service</text:p>
        </text:list-item>
        <text:list-item>
          <text:p text:style-name="P19"/>
        </text:list-item>
        <text:list-item>
          <text:p text:style-name="P20">Assembly</text:p>
        </text:list-item>
      </text:list>
      <text:p text:style-name="P5"><text:span text:style-name="T6">Prayer for the church and the world:</text:span> (John A)</text:p>
      <text:p text:style-name="P4"><text:span text:style-name="T6">Bible Reading:</text:span> Psalm 69 (Marjo)</text:p>
      <text:p text:style-name="P4"><text:span text:style-name="T23">Praise:</text:span><text:span text:style-name="T5"> Lord From Sorrows Deep I Call</text:span> (OFFERING)</text:p>
      <text:p text:style-name="P17"><text:span text:style-name="T11">Sermon:</text:span><text:span text:style-name="T10"> </text:span>“<text:span text:style-name="T28">In Deep Trouble</text:span>” (Josh Lyddy)</text:p>
      <text:p text:style-name="P3"><text:span text:style-name="T6">Praise:</text:span> <text:span text:style-name="T5">The Lord is my Salvation</text:span></text:p>
      <text:p text:style-name="P3"><text:span text:style-name="T6">Benediction</text:span> (<text:span text:style-name="T27">Josh</text:span>)</text:p>
      <text:p text:style-name="P6">Opening Prayer (<text:span text:style-name="T27">Psalm 67:1-2</text:span><text:span text:style-name="T8">)</text:span></text:p>
      <text:p text:style-name="P12"><text:span text:style-name="T27">[1]</text:span> May God be gracious to us and bless us and make his face to shine upon us, </text:p>
      <text:p text:style-name="P11">[2] that your way may be known on earth, your saving power among all nations.</text:p>
      <text:p text:style-name="P7"><text:span text:style-name="T21">Heavenly </text:span>Father<text:span text:style-name="T19">,</text:span> we thank You <text:span text:style-name="T9">that </text:span><text:span text:style-name="T24">You </text:span><text:span text:style-name="T29">are <text:s/>permanently and wonderfully gracious to us, who deserve nothing but judgement</text:span><text:span text:style-name="T24">. We thank You that Jesus </text:span><text:span text:style-name="T29">showed us Your love and grace in a way that unmistakable and costly. We thank You that now the Holy Spirit imparts His life to us and continues to sanctify us, so that we show the world the love of Jesus in our actions.</text:span></text:p>
      <text:p text:style-name="P8"><text:span text:style-name="T21">We thank You for preserving your Word through the generations, so that we have a sure foundation for our faith, and </text:span><text:span text:style-name="T29">a daily reminder that Your face shines upon us</text:span><text:span text:style-name="T24">.</text:span></text:p>
      <text:p text:style-name="P10">We commit this time to You, especially set aside so that we may praise and worship You, Father, Son and Holy Spirit.</text:p>
      <text:p text:style-name="P9"><text:span text:style-name="T22">I</text:span><text:span text:style-name="T20">n </text:span><text:span text:style-name="T22">Jesus Mighty</text:span><text:span text:style-name="T20"> Name we pray</text:span><text:span text:style-name="T25">, Amen.</text:span></text:p>
      <text:p text:style-name="P9">[<text:span text:style-name="T29">Praise: 10,000 Reasons</text:span>]</text:p>
      <text:p text:style-name="P14">Call to Worship (Ps <text:span text:style-name="T27">67:1-2</text:span>) / Opening prayer (John A)</text:p>
      <text:p text:style-name="P13">Praise: 10,000 Reasons</text:p>
      <text:p text:style-name="P13">Bible Reading: Jonah 1:17 - 2:10 <text:s/>(Rachel)</text:p>
      <text:p text:style-name="P13">Sunday School (Mook L)</text:p>
      <text:p text:style-name="P13">Praise: Hallelujah For the Cross</text:p>
      <text:p text:style-name="P13">Anno<text:span text:style-name="T26">u</text:span>ncements (John A)</text:p>
      <text:p text:style-name="P13">Prayer for the church and the world  (John A)</text:p>
      <text:p text:style-name="P13">Bible reading: Psalm 69 (Marjo)</text:p>
      <text:p text:style-name="P13">Praise: Lord From Sorrows Deep I Call</text:p>
      <text:p text:style-name="P13">Sermon: “In Deep Trouble” (Josh Lyddy)</text:p>
      <text:p text:style-name="P13">Praise: The Lord is my Salvation</text:p>
      <text:p text:style-name="P13">Benediction (JL)</text:p>
      <text:p text:style-name="P13"/>
      <text:p text:style-name="P13">Sermon Outline</text:p>
      <text:p text:style-name="P13">“In Deep Trouble” (Psalm 69)</text:p>
      <text:p text:style-name="P13">Introduction</text:p>
      <text:list text:style-name="L2">
        <text:list-item>
          <text:p text:style-name="P21">God saves us despite our disobedience</text:p>
        </text:list-item>
        <text:list-item>
          <text:p text:style-name="P21">God allows us to experience darkness and despair that we might turn to him</text:p>
        </text:list-item>
        <text:list-item>
          <text:p text:style-name="P21">God's discipline is designed to bring about a change of heart</text:p>
        </text:list-item>
        <text:list-item>
          <text:p text:style-name="P21">God's discipline leads to new beginnings</text:p>
        </text:list-item>
      </text:list>
      <text:p text:style-name="P13">Conclu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3f303a"/>
    </style:style>
    <style:style style:name="MT2" style:family="text">
      <style:text-properties officeooo:rsid="0045ba2a"/>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text:span><text:span text:style-name="MT2">3</text:span><text:span text:style-name="MT1">th</text:span> <text:span text:style-name="MT2">October</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10-12T21:45:25.478195969</dc:date>
    <meta:editing-duration>PT6H3M43S</meta:editing-duration>
    <meta:editing-cycles>38</meta:editing-cycles>
    <meta:generator>LibreOffice/24.2.5.2$Linux_X86_64 LibreOffice_project/420$Build-2</meta:generator>
    <meta:print-date>2024-10-12T21:03:29.770962263</meta:print-date>
    <meta:printed-by>PDF files</meta:printed-by>
    <meta:document-statistic meta:table-count="0" meta:image-count="0" meta:object-count="0" meta:page-count="3" meta:paragraph-count="45" meta:word-count="376" meta:character-count="2106" meta:non-whitespace-character-count="1776"/>
  </office:meta>
</office:document-meta>
</file>